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urier" svg:font-family="Caurier"/>
    <style:font-face style:name="Lucidasans1" svg:font-family="Lucidasan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Artigo_3a_endereço">
      <style:text-properties officeooo:rsid="000558dd" officeooo:paragraph-rsid="000edfc2"/>
    </style:style>
    <style:style style:name="P2" style:family="paragraph" style:parent-style-name="Standard">
      <style:text-properties officeooo:paragraph-rsid="001a0864"/>
    </style:style>
    <style:style style:name="P3" style:family="paragraph" style:parent-style-name="Artigo_3a_autor">
      <style:text-properties officeooo:paragraph-rsid="0018e03a"/>
    </style:style>
    <style:style style:name="P4" style:family="paragraph" style:parent-style-name="Artigo_3a_autor">
      <style:text-properties officeooo:rsid="0018e03a" officeooo:paragraph-rsid="0019e4c6"/>
    </style:style>
    <style:style style:name="P5" style:family="paragraph" style:parent-style-name="Artigo_3a_referência">
      <style:paragraph-properties fo:line-height="100%"/>
    </style:style>
    <style:style style:name="P6" style:family="paragraph" style:parent-style-name="Artigo_3a_parágrafo">
      <style:text-properties officeooo:rsid="00167fc7" officeooo:paragraph-rsid="00167fc7"/>
    </style:style>
    <style:style style:name="P7" style:family="paragraph" style:parent-style-name="Artigo_3a_parágrafo">
      <style:text-properties officeooo:rsid="00178d7e" officeooo:paragraph-rsid="00178d7e"/>
    </style:style>
    <style:style style:name="P8" style:family="paragraph" style:parent-style-name="Artigo_3a_parágrafo">
      <style:text-properties officeooo:paragraph-rsid="0019e4c6"/>
    </style:style>
    <style:style style:name="P9" style:family="paragraph" style:parent-style-name="Artigo_3a_parágrafo">
      <style:text-properties officeooo:rsid="001a0864" officeooo:paragraph-rsid="001b9d3f"/>
    </style:style>
    <style:style style:name="P10" style:family="paragraph" style:parent-style-name="Artigo_3a_parágrafo">
      <style:text-properties officeooo:paragraph-rsid="001c4f79"/>
    </style:style>
    <style:style style:name="P11" style:family="paragraph" style:parent-style-name="Artigo_3a_parágrafo">
      <style:text-properties officeooo:paragraph-rsid="0022000e"/>
    </style:style>
    <style:style style:name="P12" style:family="paragraph" style:parent-style-name="Artigo_3a_parágrafo">
      <style:text-properties officeooo:paragraph-rsid="0026ea9f"/>
    </style:style>
    <style:style style:name="P13" style:family="paragraph" style:parent-style-name="Artigo_3a_parágrafo">
      <style:text-properties officeooo:rsid="0026ea9f" officeooo:paragraph-rsid="0026ea9f"/>
    </style:style>
    <style:style style:name="P14" style:family="paragraph" style:parent-style-name="Artigo_3a_parágrafo">
      <style:paragraph-properties fo:margin-left="0cm" fo:margin-right="0cm" fo:text-indent="0cm" style:auto-text-indent="false"/>
      <style:text-properties style:font-name="Caurier" fo:font-size="8pt" officeooo:paragraph-rsid="0019e4c6" style:font-size-asian="8pt" style:font-size-complex="8pt"/>
    </style:style>
    <style:style style:name="P15" style:family="paragraph" style:parent-style-name="Artigo_3a_parágrafo">
      <style:paragraph-properties fo:margin-left="0cm" fo:margin-right="0cm" fo:text-indent="0cm" style:auto-text-indent="false"/>
      <style:text-properties officeooo:paragraph-rsid="001d2cbe"/>
    </style:style>
    <style:style style:name="P16" style:family="paragraph" style:parent-style-name="Artigo_3a_parágrafo">
      <style:paragraph-properties fo:margin-left="0cm" fo:margin-right="0cm" fo:text-indent="0cm" style:auto-text-indent="false"/>
      <style:text-properties officeooo:paragraph-rsid="0022c3da"/>
    </style:style>
    <style:style style:name="P17" style:family="paragraph" style:parent-style-name="Artigo_3a_parágrafo" style:master-page-name="">
      <loext:graphic-properties draw:fill="none"/>
      <style:paragraph-properties fo:margin-left="0cm" fo:margin-right="0cm" fo:margin-top="0.199cm" fo:margin-bottom="0cm" loext:contextual-spacing="false" fo:text-align="justify" style:justify-single-word="false" fo:orphans="0" fo:widows="0" fo:hyphenation-ladder-count="no-limit" fo:text-indent="0.9cm" style:auto-text-indent="false" style:page-number="auto" fo:background-color="transparent" style:writing-mode="lr-tb">
        <style:tab-stops>
          <style:tab-stop style:position="2.198cm"/>
        </style:tab-stops>
      </style:paragraph-properties>
      <style:text-properties officeooo:rsid="001d2cbe" officeooo:paragraph-rsid="001d2cbe" fo:hyphenate="false" fo:hyphenation-remain-char-count="2" fo:hyphenation-push-char-count="2"/>
    </style:style>
    <style:style style:name="P18" style:family="paragraph" style:parent-style-name="Artigo_3a_parágrafo" style:list-style-name="L2" style:master-page-name="">
      <loext:graphic-properties draw:fill="none"/>
      <style:paragraph-properties fo:margin-left="1.199cm" fo:margin-right="0cm" fo:margin-top="0.199cm" fo:margin-bottom="0cm" loext:contextual-spacing="false" fo:text-align="justify" style:justify-single-word="false" fo:orphans="0" fo:widows="0" fo:hyphenation-ladder-count="no-limit" fo:text-indent="-0.101cm" style:auto-text-indent="false" style:page-number="auto" fo:background-color="transparent" style:writing-mode="lr-tb">
        <style:tab-stops/>
      </style:paragraph-properties>
      <style:text-properties officeooo:paragraph-rsid="001ea064" fo:hyphenate="false" fo:hyphenation-remain-char-count="2" fo:hyphenation-push-char-count="2"/>
    </style:style>
    <style:style style:name="P19" style:family="paragraph" style:parent-style-name="Artigo_3a_parágrafo">
      <loext:graphic-properties draw:fill="none"/>
      <style:paragraph-properties fo:margin-left="1.199cm" fo:margin-right="0cm" fo:margin-top="0.199cm" fo:margin-bottom="0cm" loext:contextual-spacing="false" fo:text-align="justify" style:justify-single-word="false" fo:orphans="0" fo:widows="0" fo:hyphenation-ladder-count="no-limit" fo:text-indent="-0.101cm" style:auto-text-indent="false" fo:background-color="transparent" style:writing-mode="lr-tb">
        <style:tab-stops/>
      </style:paragraph-properties>
      <style:text-properties officeooo:paragraph-rsid="001ea064" fo:hyphenate="false" fo:hyphenation-remain-char-count="2" fo:hyphenation-push-char-count="2"/>
    </style:style>
    <style:style style:name="P20" style:family="paragraph" style:parent-style-name="Artigo_3a_resumo_3a_texto">
      <style:text-properties officeooo:paragraph-rsid="0015b3ea"/>
    </style:style>
    <style:style style:name="P21" style:family="paragraph" style:parent-style-name="Artigo_3a_abstract_3a_texto">
      <style:text-properties officeooo:paragraph-rsid="0009cdd0"/>
    </style:style>
    <style:style style:name="P22" style:family="paragraph" style:parent-style-name="Artigo_3a_data">
      <style:text-properties officeooo:rsid="0013bee3" officeooo:paragraph-rsid="0013bee3"/>
    </style:style>
    <style:style style:name="P23" style:family="paragraph" style:parent-style-name="Artigo_3a_figura_3a_código">
      <style:text-properties style:font-name="Caurier" fo:font-size="8pt" officeooo:paragraph-rsid="0019e4c6" style:font-size-asian="8pt" style:font-size-complex="8pt"/>
    </style:style>
    <style:style style:name="P24" style:family="paragraph" style:parent-style-name="Artigo_3a_figura_3a_código">
      <style:text-properties officeooo:paragraph-rsid="0022000e"/>
    </style:style>
    <style:style style:name="P25" style:family="paragraph" style:parent-style-name="Artigo_3a_figura_3a_código_3a_linha-1">
      <style:text-properties officeooo:paragraph-rsid="0022000e"/>
    </style:style>
    <style:style style:name="P26" style:family="paragraph" style:parent-style-name="Artigo_3a_figura_3a_código_3a_linha-1">
      <style:paragraph-properties fo:margin-left="0cm" fo:margin-right="0cm" fo:text-indent="0cm" style:auto-text-indent="false"/>
      <style:text-properties style:font-name="Caurier" fo:font-size="8pt" officeooo:paragraph-rsid="001a0864" style:font-size-asian="8pt" style:font-size-complex="8pt"/>
    </style:style>
    <style:style style:name="P27" style:family="paragraph" style:parent-style-name="Artigo_3a_figura_3a_título">
      <style:text-properties officeooo:paragraph-rsid="0019e4c6"/>
    </style:style>
    <style:style style:name="P28" style:family="paragraph" style:parent-style-name="Artigo_3a_figura_3a_título">
      <style:text-properties officeooo:rsid="0022000e" officeooo:paragraph-rsid="0022000e"/>
    </style:style>
    <style:style style:name="P29" style:family="paragraph" style:parent-style-name="Artigo_3a_abstract_3a_key-words">
      <style:text-properties officeooo:paragraph-rsid="0015d494"/>
    </style:style>
    <style:style style:name="P30" style:family="paragraph" style:parent-style-name="Artigo_3a_resumo_3a_palavras-chave">
      <style:paragraph-properties fo:margin-left="0cm" fo:margin-right="1cm" fo:text-indent="0cm" style:auto-text-indent="false"/>
      <style:text-properties officeooo:paragraph-rsid="0015b3ea"/>
    </style:style>
    <style:style style:name="P31" style:family="paragraph" style:parent-style-name="Artigo_3a_título">
      <style:text-properties officeooo:paragraph-rsid="0019e4c6"/>
    </style:style>
    <style:style style:name="P32" style:family="paragraph" style:parent-style-name="Artigo_3a_título_3a_1">
      <style:text-properties officeooo:rsid="0022000e" officeooo:paragraph-rsid="0022000e"/>
    </style:style>
    <style:style style:name="P33" style:family="paragraph" style:parent-style-name="Artigo_3a_título_3a_1">
      <style:text-properties officeooo:rsid="002442b8" officeooo:paragraph-rsid="002442b8"/>
    </style:style>
    <style:style style:name="P34" style:family="paragraph" style:parent-style-name="Artigo_3a_título_3a_1" style:master-page-name="">
      <loext:graphic-properties draw:fill="none"/>
      <style:paragraph-properties fo:margin-left="0cm" fo:margin-right="0cm" fo:margin-top="0.4cm" fo:margin-bottom="0cm" loext:contextual-spacing="false" fo:orphans="0" fo:widows="0" fo:hyphenation-ladder-count="no-limit" fo:text-indent="0cm" style:auto-text-indent="false" style:page-number="auto" fo:background-color="transparent" fo:keep-with-next="always" style:writing-mode="lr-tb"/>
      <style:text-properties officeooo:rsid="0018e03a" officeooo:paragraph-rsid="0018e03a" fo:hyphenate="false" fo:hyphenation-remain-char-count="2" fo:hyphenation-push-char-count="2"/>
    </style:style>
    <style:style style:name="P35" style:family="paragraph" style:parent-style-name="Artigo_3a_título_3a_2">
      <style:text-properties officeooo:rsid="001a0864" officeooo:paragraph-rsid="001a0864"/>
    </style:style>
    <style:style style:name="P36" style:family="paragraph" style:parent-style-name="Artigo_3a_título_3a_2">
      <style:text-properties officeooo:rsid="001d2cbe" officeooo:paragraph-rsid="001d2cbe"/>
    </style:style>
    <style:style style:name="P37" style:family="paragraph" style:parent-style-name="Artigo_3a_rodapé_3a_nota">
      <style:text-properties officeooo:paragraph-rsid="0019e4c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b9d3f" style:font-style-asian="italic" style:font-style-complex="italic"/>
    </style:style>
    <style:style style:name="T5" style:family="text">
      <style:text-properties fo:font-style="italic" officeooo:rsid="001c4f79" style:font-style-asian="italic" style:font-style-complex="italic"/>
    </style:style>
    <style:style style:name="T6" style:family="text">
      <style:text-properties fo:font-style="italic" officeooo:rsid="001ea064" style:font-style-asian="italic" style:font-style-complex="italic"/>
    </style:style>
    <style:style style:name="T7" style:family="text">
      <style:text-properties fo:font-style="italic" officeooo:rsid="001f0c82" style:font-style-asian="italic" style:font-style-complex="italic"/>
    </style:style>
    <style:style style:name="T8" style:family="text">
      <style:text-properties fo:font-style="italic" officeooo:rsid="0026ea9f" style:font-style-asian="italic" style:font-style-complex="italic"/>
    </style:style>
    <style:style style:name="T9" style:family="text">
      <style:text-properties officeooo:rsid="000558dd"/>
    </style:style>
    <style:style style:name="T10" style:family="text">
      <style:text-properties officeooo:rsid="0006f6e9"/>
    </style:style>
    <style:style style:name="T11" style:family="text">
      <style:text-properties officeooo:rsid="0009cdd0"/>
    </style:style>
    <style:style style:name="T12" style:family="text">
      <style:text-properties officeooo:rsid="0013bee3"/>
    </style:style>
    <style:style style:name="T13" style:family="text">
      <style:text-properties officeooo:rsid="0015b3ea"/>
    </style:style>
    <style:style style:name="T14" style:family="text">
      <style:text-properties officeooo:rsid="0015d494"/>
    </style:style>
    <style:style style:name="T15" style:family="text">
      <style:text-properties fo:font-variant="normal" fo:text-transform="none" fo:color="#000000" style:font-name="Times2" fo:font-size="11pt" fo:letter-spacing="normal" fo:font-style="normal" fo:font-weight="normal" style:font-size-asian="11pt" style:font-size-complex="11pt"/>
    </style:style>
    <style:style style:name="T16" style:family="text">
      <style:text-properties fo:font-variant="normal" fo:text-transform="none" fo:color="#000000" style:font-name="Times2" fo:font-size="11pt" fo:letter-spacing="normal" fo:font-style="italic" fo:font-weight="normal" style:font-size-asian="11pt" style:font-style-asian="italic" style:font-size-complex="11pt" style:font-style-complex="italic"/>
    </style:style>
    <style:style style:name="T17" style:family="text">
      <style:text-properties fo:font-variant="normal" fo:text-transform="none" fo:color="#000000" style:font-name="Times2" fo:font-size="11pt" fo:letter-spacing="normal" fo:font-style="italic" fo:font-weight="normal" officeooo:rsid="001d2cbe" style:font-size-asian="11pt" style:font-style-asian="italic" style:font-size-complex="11pt" style:font-style-complex="italic"/>
    </style:style>
    <style:style style:name="T18" style:family="text">
      <style:text-properties fo:font-variant="normal" fo:text-transform="none" fo:color="#212529" fo:letter-spacing="normal" fo:font-style="normal" fo:font-weight="normal"/>
    </style:style>
    <style:style style:name="T19" style:family="text">
      <style:text-properties officeooo:rsid="00178d7e"/>
    </style:style>
    <style:style style:name="T20" style:family="text">
      <style:text-properties officeooo:rsid="0018e03a"/>
    </style:style>
    <style:style style:name="T21" style:family="text">
      <style:text-properties officeooo:rsid="0019e4c6"/>
    </style:style>
    <style:style style:name="T22" style:family="text">
      <style:text-properties fo:font-style="normal" style:font-style-asian="normal" style:font-style-complex="normal"/>
    </style:style>
    <style:style style:name="T23" style:family="text">
      <style:text-properties fo:font-style="normal" officeooo:rsid="001b9d3f" style:font-style-asian="normal" style:font-style-complex="normal"/>
    </style:style>
    <style:style style:name="T24" style:family="text">
      <style:text-properties fo:font-style="normal" officeooo:rsid="001c4f79" style:font-style-asian="normal" style:font-style-complex="normal"/>
    </style:style>
    <style:style style:name="T25" style:family="text">
      <style:text-properties fo:font-style="normal" officeooo:rsid="001ea064" style:font-style-asian="normal" style:font-style-complex="normal"/>
    </style:style>
    <style:style style:name="T26" style:family="text">
      <style:text-properties fo:font-style="normal" officeooo:rsid="001d2cbe" style:font-style-asian="normal" style:font-style-complex="normal"/>
    </style:style>
    <style:style style:name="T27" style:family="text">
      <style:text-properties fo:font-style="normal" officeooo:rsid="0026ea9f" style:font-style-asian="normal" style:font-style-complex="normal"/>
    </style:style>
    <style:style style:name="T28" style:family="text">
      <style:text-properties officeooo:rsid="001a0864"/>
    </style:style>
    <style:style style:name="T29" style:family="text">
      <style:text-properties officeooo:rsid="001b9d3f"/>
    </style:style>
    <style:style style:name="T30" style:family="text">
      <style:text-properties officeooo:rsid="001f0c82"/>
    </style:style>
    <style:style style:name="T31" style:family="text">
      <style:text-properties officeooo:rsid="0022000e"/>
    </style:style>
    <style:style style:name="T32" style:family="text">
      <style:text-properties officeooo:rsid="0022c3da"/>
    </style:style>
    <style:style style:name="T33" style:family="text">
      <style:text-properties officeooo:rsid="0026ea9f"/>
    </style:style>
    <style:style style:name="T34" style:family="text"/>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álculo estimativo da Área de um Conjunto de Mandelbrot usando OpenMP<text:note text:id="ftn1" text:note-class="footnote"><text:note-citation>1</text:note-citation><text:note-body><text:p text:style-name="P37"><text:span text:style-name="T21">Artigo elaborado como primeiro trabalho da disciplina da de Programação Paralela.</text:span></text:p></text:note-body></text:note></text:p>
      <text:p text:style-name="Artigo_3a_autor"><text:span text:style-name="T12">Marcelo Bernardy de Azevedo</text:span><text:note text:id="ftn2" text:note-class="footnote"><text:note-citation>2</text:note-citation><text:note-body><text:p text:style-name="Artigo_3a_rodapé_3a_nota"><text:span text:style-name="T21">Aluno de graduação da disciplina de Programação Paralela do curso de Engenharia de Software, da Faculdade de Informática da PUCRS.</text:span></text:p></text:note-body></text:note> &lt;<text:span text:style-name="T12">marcelo.bernardy</text:span>@<text:span text:style-name="T12">acad.pucrs.br</text:span>&gt;</text:p>
      <text:p text:style-name="P3"><text:span text:style-name="T12">Thomas Pozzer Moraes</text:span><text:note text:id="ftn3" text:note-class="footnote"><text:note-citation>3</text:note-citation><text:note-body><text:p text:style-name="P37"><text:span text:style-name="T21">Aluno de graduação da disciplina de Programação Paralela do curso de Engenharia de Software, da Faculdade de Informática da PUCRS.</text:span></text:p></text:note-body></text:note> &lt;<text:a xlink:type="simple" xlink:href="mailto:thomas.pozzer@acad.pucrs.br" text:style-name="Internet_20_link" text:visited-style-name="Visited_20_Internet_20_Link"><text:span text:style-name="T12">thomas.pozzer</text:span></text:a><text:a xlink:type="simple" xlink:href="mailto:thomas.pozzer@acad.pucrs.br" text:style-name="Internet_20_link" text:visited-style-name="Visited_20_Internet_20_Link">@</text:a><text:a xlink:type="simple" xlink:href="mailto:thomas.pozzer@acad.pucrs.br" text:style-name="Internet_20_link" text:visited-style-name="Visited_20_Internet_20_Link"><text:span text:style-name="T12">acad.pucrs</text:span></text:a><text:a xlink:type="simple" xlink:href="mailto:thomas.pozzer@acad.pucrs.br" text:style-name="Internet_20_link" text:visited-style-name="Visited_20_Internet_20_Link">.br</text:a>&gt;</text:p>
      <text:p text:style-name="P4">Roland Teodorowitsch<text:note text:id="ftn0" text:note-class="footnote"><text:note-citation>4</text:note-citation><text:note-body><text:p text:style-name="P37">Professor das disciplinas d<text:span text:style-name="T11">e Introdução à Ciência da Computação e Programação Distribuída do curso de Ciência da Computação, e da disciplina de Programação Paralela à Engenharia de Software, da Faculdade de Informática da PUCRS.</text:span></text:p></text:note-body></text:note> &lt;<text:a xlink:type="simple" xlink:href="mailto:roland.teodorowitsch@pucrs.br" text:style-name="Internet_20_link" text:visited-style-name="Visited_20_Internet_20_Link">roland.teodorowitsch@pucrs.br</text:a>&gt; <text:s/>– Orientador</text:p>
      <text:p text:style-name="Artigo_3a_instituição"><text:span text:style-name="T9">Pontifícia Universidade Católica do Rio Grande do Sul</text:span> <text:s/>– <text:span text:style-name="T9">Faculdade de Informática – </text:span>Curso de <text:span text:style-name="T12">Engenharia de Software</text:span></text:p>
      <text:p text:style-name="P1">Av. Ipiranga, 6681 Prédio 32 <text:s/>Sala 505 – Bairro Partenon – CEP 90619-900 – Porto Alegre – RS</text:p>
      <text:p text:style-name="P22">21 de Maio de 2020</text:p>
      <text:p text:style-name="Artigo_3a_resumo_3a_título">Resumo</text:p>
      <text:p text:style-name="P20">Este artigo descreve <text:span text:style-name="T12">uma solução para o primeiro trabalho proposto na disciplina de Programação Paralela do curso de Engenharia de Software na PUCRS, que aborda a paralelização da solução da Área de um Conjunto de Mandelbrot usando OpenMP, incluindo a avaliação de desempenho do algoritmo e contextualização sobre a utilização do processamento paralelo para obtenção de um melhor desempenho.</text:span></text:p>
      <text:p text:style-name="P30"><text:span text:style-name="T13"><text:tab/> <text:s text:c="8"/></text:span></text:p>
      <text:p text:style-name="Artigo_3a_resumo_3a_palavras-chave"><text:span text:style-name="T1">Palavras-chave:</text:span> <text:span text:style-name="T12">OpenMP</text:span>; <text:span text:style-name="T12">Mandelbrot; Programação Paralela;</text:span></text:p>
      <text:p text:style-name="Artigo_3a_abstract_3a_título">Abstract</text:p>
      <text:p text:style-name="Artigo_3a_abstract_3a_title"><text:span text:style-name="T2">Title:</text:span> “<text:span text:style-name="T14">A</text:span>rea of a Mandelbrot set using OpenMP”</text:p>
      <text:p text:style-name="P21">This article describes a solution for the first work proposed in the Parallel Programming discipline of the Software Engineering course at PUCRS, which <text:span text:style-name="T14">approach</text:span> the parallelization of the Mandelbrot Set Area solution using OpenMP, including the performance evaluation of the algorithm and contextualization on the use of parallel processing to obtain better performance.</text:p>
      <text:p text:style-name="P29"><text:span text:style-name="T1">Key-words:</text:span> <text:span text:style-name="T12">OpenMP</text:span>; <text:span text:style-name="T12">Mandelbrot; Parallel Programming;</text:span></text:p>
      <text:h text:style-name="Artigo_3a_título_3a_1" text:outline-level="1">Introdução</text:h>
      <text:p text:style-name="P6">O problema descrito na proposta do trabalho é de calcular a área de um conjunto de Mandelbrot. O Conjunto de Mandelbrot é um conjunto de números complexos c para os quais, a partir de uma condição inicial z=c, a iteração de z=z2+c não diverge. Para determinar se um ponto c está neste conjunto, deve-se realizar determinado número de iterações sobre z, sendo que, se ao final dessas iterações tivermos |z| &gt; 2, então o ponto está fora do conjunto de Mandelbrot.</text:p>
      <text:p text:style-name="P6">Neste artigo vamos <text:span text:style-name="T19">mostrar a experiência de </text:span>paralelizar uma versão sequencial de um código que realiza um cálculo estimativo da Área de um Conjunto de Mandelbrot (BULL, 2019). Nesse código, geram-se pontos de forma homogênea sobre uma área quadrada e para cada ponto realiza-se a iteração desse ponto usando a fórmula indicada 2000 vezes. <text:span text:style-name="T15">Se depois dessas 2000 iterações o módulo de z for maior do que 2, então o ponto é considerado fora do Conjunto de Mandelbrot. Contando-se quantos dos pontos estão dentro do conjunto, pode-se obter uma estimativa da área do conjunto.</text:span></text:p>
      <text:p text:style-name="P7"><text:span text:style-name="T15">Para obter a real experiência de paralelização vamos utilizar o </text:span><text:span text:style-name="T16">Cluster</text:span><text:span text:style-name="T15"> cedido pela universidade utilizando um </text:span><text:span text:style-name="T16">nodo</text:span><text:span text:style-name="T15"> do mesmo e testes com 2, 4, 8 e 16 </text:span><text:span text:style-name="T16">threads</text:span><text:span text:style-name="T15">, além do sequencial que utiliza apenas uma </text:span><text:span text:style-name="T16">thread</text:span><text:span text:style-name="T15">. Para a paralelização do conjunto de Mandelbrot é empregada a utilização da </text:span><text:span text:style-name="T17">API</text:span><text:span text:style-name="T15"> </text:span><text:span text:style-name="T16">OPENMP</text:span><text:span text:style-name="T15">.</text:span></text:p>
      <text:h text:style-name="P34" text:outline-level="1"><text:span text:style-name="T30">Análise da P</text:span>aralelização</text:h>
      <text:p text:style-name="P8"><text:span text:style-name="T20">Para a identificação da possibilidade de paralelização o primeiro passo foi entender o código de forma sequencial disponível pelo professor que pode ser visualizado abaixo. </text:span></text:p>
      <text:p text:style-name="P14"><text:span text:style-name="T18"/></text:p>
      <text:p text:style-name="P2"><text:soft-page-break/></text:p>
      <text:p text:style-name="P26"><text:span text:style-name="T18">#include &lt;stdio.h&gt;</text:span></text:p>
      <text:p text:style-name="P23"><text:span text:style-name="T18">#include &lt;stdlib.h&gt;</text:span></text:p>
      <text:p text:style-name="P23"><text:span text:style-name="T18">#include &lt;math.h&gt;</text:span></text:p>
      <text:p text:style-name="P23"><text:span text:style-name="T18">#include &lt;omp.h&gt; </text:span></text:p>
      <text:p text:style-name="P23"><text:span text:style-name="T18"/></text:p>
      <text:p text:style-name="P23"><text:span text:style-name="T18"># define NPOINTS 2000</text:span></text:p>
      <text:p text:style-name="P23"><text:span text:style-name="T18"># define MAXITER 2000</text:span></text:p>
      <text:p text:style-name="P23"><text:span text:style-name="T18"/></text:p>
      <text:p text:style-name="P23"><text:span text:style-name="T18"/></text:p>
      <text:p text:style-name="P23"><text:span text:style-name="T18">struct complex{</text:span></text:p>
      <text:p text:style-name="P23"><text:span text:style-name="T18"><text:s text:c="2"/>double real;</text:span></text:p>
      <text:p text:style-name="P23"><text:span text:style-name="T18"><text:s text:c="2"/>double imag;</text:span></text:p>
      <text:p text:style-name="P23"><text:span text:style-name="T18">};</text:span></text:p>
      <text:p text:style-name="P23"><text:span text:style-name="T18"/></text:p>
      <text:p text:style-name="P23"><text:span text:style-name="T18">int main(){</text:span></text:p>
      <text:p text:style-name="P23"><text:span text:style-name="T18"><text:s text:c="2"/>int numoutside = 0;</text:span></text:p>
      <text:p text:style-name="P23"><text:span text:style-name="T18"><text:s text:c="2"/>double area, error, ztemp;</text:span></text:p>
      <text:p text:style-name="P23"><text:span text:style-name="T18"><text:s text:c="2"/>double start, finish;</text:span></text:p>
      <text:p text:style-name="P23"><text:span text:style-name="T18"><text:s text:c="2"/>struct complex z, c;</text:span></text:p>
      <text:p text:style-name="P23"><text:span text:style-name="T18"/></text:p>
      <text:p text:style-name="P23"><text:span text:style-name="T18"><text:s text:c="2"/>start = omp_get_wtime(); <text:s/></text:span></text:p>
      <text:p text:style-name="P23"><text:span text:style-name="T18"><text:s text:c="2"/></text:span></text:p>
      <text:p text:style-name="P23"><text:span text:style-name="T18"><text:s text:c="2"/>for (int i=0; i&lt;NPOINTS; i++) {</text:span></text:p>
      <text:p text:style-name="P23"><text:span text:style-name="T18"><text:s text:c="4"/>for (int j=0; j&lt;NPOINTS; j++) {</text:span></text:p>
      <text:p text:style-name="P23"><text:span text:style-name="T18"><text:s text:c="6"/>c.real = -2.0+2.5*(double)(i)/(double)(NPOINTS)+1.0e-7;</text:span></text:p>
      <text:p text:style-name="P23"><text:span text:style-name="T18"><text:s text:c="6"/>c.imag = 1.125*(double)(j)/(double)(NPOINTS)+1.0e-7;</text:span></text:p>
      <text:p text:style-name="P23"><text:span text:style-name="T18"><text:s text:c="6"/>z=c;</text:span></text:p>
      <text:p text:style-name="P23"><text:span text:style-name="T18"><text:s text:c="6"/>for (int iter=0; iter&lt;MAXITER; iter++){</text:span></text:p>
      <text:p text:style-name="P23"><text:span text:style-name="T18"><text:tab/>ztemp=(z.real*z.real)-(z.imag*z.imag)+c.real;</text:span></text:p>
      <text:p text:style-name="P23"><text:span text:style-name="T18"><text:tab/>z.imag=z.real*z.imag*2+c.imag; </text:span></text:p>
      <text:p text:style-name="P23"><text:span text:style-name="T18"><text:tab/>z.real=ztemp; </text:span></text:p>
      <text:p text:style-name="P23"><text:span text:style-name="T18"><text:tab/>if ((z.real*z.real+z.imag*z.imag)&gt;4.0e0) {</text:span></text:p>
      <text:p text:style-name="P23"><text:span text:style-name="T18"><text:tab/> <text:s/>numoutside++; </text:span></text:p>
      <text:p text:style-name="P23"><text:span text:style-name="T18"><text:tab/> <text:s/>break;</text:span></text:p>
      <text:p text:style-name="P23"><text:span text:style-name="T18"><text:tab/>}</text:span></text:p>
      <text:p text:style-name="P23"><text:span text:style-name="T18"><text:s text:c="6"/>}</text:span></text:p>
      <text:p text:style-name="P23"><text:span text:style-name="T18"><text:s text:c="4"/>}</text:span></text:p>
      <text:p text:style-name="P23"><text:span text:style-name="T18"><text:s text:c="2"/>}</text:span></text:p>
      <text:p text:style-name="P23"><text:span text:style-name="T18"/></text:p>
      <text:p text:style-name="P23"><text:span text:style-name="T18"/></text:p>
      <text:p text:style-name="P23"><text:span text:style-name="T18"><text:s text:c="2"/>finish = omp_get_wtime(); <text:s/></text:span></text:p>
      <text:p text:style-name="P23"><text:span text:style-name="T18"/></text:p>
      <text:p text:style-name="P23"><text:span text:style-name="T18"><text:s text:c="6"/>area=2.0*2.5*1.125*(double)(NPOINTS*NPOINTS-numoutside)/(double)(NPOINTS*NPOINTS);</text:span></text:p>
      <text:p text:style-name="P23"><text:span text:style-name="T18"><text:s text:c="6"/>error=area/(double)NPOINTS;</text:span></text:p>
      <text:p text:style-name="P23"><text:span text:style-name="T18"/></text:p>
      <text:p text:style-name="P23"><text:span text:style-name="T18"><text:s text:c="6"/>printf("Area of Mandlebrot set = %12.8f +/- %12.8f\n",area,error);</text:span></text:p>
      <text:p text:style-name="P23"><text:span text:style-name="T18"><text:s text:c="6"/>printf("Time = %12.8f seconds\n",finish-start);</text:span></text:p>
      <text:p text:style-name="P23"><text:span text:style-name="T18"/></text:p>
      <text:p text:style-name="P23"><text:span text:style-name="T18"><text:s text:c="2"/>}</text:span></text:p>
      <text:p text:style-name="P27">Figura <text:span text:style-name="T28">1</text:span> – <text:span text:style-name="T28">Código fonte da versão sequencial</text:span> (programa em C)</text:p>
      <text:h text:style-name="P35" text:outline-level="2">Análise do código</text:h>
      <text:p text:style-name="P9">Após realizar a análise do código, concluímos <text:span text:style-name="T29">que dos 3 laços existentes no código sequencial, apenas um pode ser paralelizado. O laço mais interno não pode ser paralelizado pois há o comando </text:span><text:span text:style-name="T4">break, </text:span><text:span text:style-name="T23">já o laço intermediário causaria um número desnecessário de criação de </text:span><text:span text:style-name="T4">threads </text:span><text:span text:style-name="T23">pois a cada iteração do laço mais externo teria a necessidade de recriar as </text:span><text:span text:style-name="T4">threads, </text:span><text:span text:style-name="T23">dito isso, o laço escolhido a ser paralelizado é o mais externo </text:span><text:span text:style-name="T24">pois não apresenta nenhuma restrição para o seu paralelismo.</text:span></text:p>
      <text:p text:style-name="P10"><text:span text:style-name="T24">Cabe ressaltar o tratamento da seção crítica presente dentro do laço mais interno na variável </text:span><text:span text:style-name="T5">numoutside</text:span><text:span text:style-name="T24">, para com que o valor seja incrementado de forma correta, além das variáveis privadas para cada </text:span><text:span text:style-name="T5">thread c, z </text:span><text:span text:style-name="T24">e </text:span><text:span text:style-name="T5">ztemp. </text:span></text:p>
      <text:h text:style-name="P36" text:outline-level="2">API OpenMP</text:h>
      <text:p text:style-name="P17">Para a paralelização do código sequencial foi utilizada a <text:span text:style-name="T3">API</text:span> (application programming interface) <text:span text:style-name="T3">OpenMP</text:span> (Open Multi-Processing). A <text:span text:style-name="T3">API </text:span><text:span text:style-name="T22">trabalha com o modelo de execução fork-join e dentre suas </text:span><text:soft-page-break/><text:span text:style-name="T22">vantagens é permitir a paralelização do programa com pequenas modificações no código-fonte.</text:span></text:p>
      <text:p text:style-name="P15"><text:span text:style-name="T26"><text:tab/></text:span><text:span text:style-name="T25">A utilização do </text:span><text:span text:style-name="T6">OpenMP </text:span><text:span text:style-name="T25">se dá através de diretivas de compilação iniciadas com </text:span><text:span text:style-name="T6">#pragma omp </text:span><text:span text:style-name="T7">alguns exemplos abaixo</text:span><text:span text:style-name="T6">:</text:span></text:p>
      <text:list xml:id="list2022866712" text:style-name="L2">
        <text:list-header>
          <text:p text:style-name="P18">- <text:span text:style-name="T6">parallel</text:span>: precede um bloco de código que será executado em paralelo</text:p>
        </text:list-header>
      </text:list>
      <text:p text:style-name="P19">- <text:span text:style-name="T7">for</text:span><text:span text:style-name="T30">: precede um laço, for, com iterações independentes que pode ser executado em paralelo</text:span></text:p>
      <text:p text:style-name="P19">- <text:span text:style-name="T3">parallel</text:span> for : uma combinação das primitivas, <text:span text:style-name="T3">parallel</text:span>, e, <text:s/><text:span text:style-name="T3">for</text:span></text:p>
      <text:p text:style-name="P19">- <text:span text:style-name="T3">critical</text:span> : precede uma seção crítica do código</text:p>
      <text:h text:style-name="P32" text:outline-level="1">Implementação</text:h>
      <text:p text:style-name="P11"><text:span text:style-name="T31">Abaixo a implementação do código paralelo utilizando as diretivas do OpenMP em conjunto com a análise realizada no capítulo anterior.</text:span></text:p>
      <text:p text:style-name="P25"/>
      <text:p text:style-name="P24">#pragma omp parallel for private(c, z, ztemp)</text:p>
      <text:p text:style-name="P24"><text:s/>for (int i = 0; i &lt; NPOINTS; i++) {</text:p>
      <text:p text:style-name="P24"><text:s text:c="3"/>for (int j = 0; j &lt; NPOINTS; j++) {</text:p>
      <text:p text:style-name="P24"><text:s text:c="5"/>c.real = -2.0 + 2.5 * (double)(i) / (double)(NPOINTS) + 1.0e-7;</text:p>
      <text:p text:style-name="P24"><text:s text:c="5"/>c.imag = 1.125 * (double)(j) / (double)(NPOINTS) + 1.0e-7;</text:p>
      <text:p text:style-name="P24"><text:s text:c="5"/>z = c;</text:p>
      <text:p text:style-name="P24"><text:s text:c="5"/>for (int iter = 0; iter &lt; MAXITER; iter++) {</text:p>
      <text:p text:style-name="P24"><text:s text:c="7"/>ztemp = (z.real * z.real) - (z.imag * z.imag) + c.real;</text:p>
      <text:p text:style-name="P24"><text:s text:c="7"/>z.imag = z.real * z.imag * 2 + c.imag;</text:p>
      <text:p text:style-name="P24"><text:s text:c="7"/>z.real = ztemp;</text:p>
      <text:p text:style-name="P24"><text:s text:c="7"/>if ((z.real * z.real + z.imag * z.imag) &gt; 4.0e0) {</text:p>
      <text:p text:style-name="P24"><text:s text:c="9"/>#pragma omp critical</text:p>
      <text:p text:style-name="P24"><text:s text:c="9"/>numoutside++;</text:p>
      <text:p text:style-name="P24"><text:s text:c="9"/>break;</text:p>
      <text:p text:style-name="P24"><text:s text:c="7"/>}</text:p>
      <text:p text:style-name="P24"><text:s text:c="5"/>}</text:p>
      <text:p text:style-name="P24"><text:s text:c="3"/>}</text:p>
      <text:p text:style-name="P24"><text:s/>}</text:p>
      <text:p text:style-name="P28">Figura 2 – <text:span text:style-name="T28">Código fonte da versão </text:span>paralela (programa em C)</text:p>
      <text:p text:style-name="P16"><text:span text:style-name="T32">Com essa implementação conseguimos alcançar os mesmos resultados do que com a versão sequencial no entanto com um aumento significativo de performance. No próximo capítulo explicaremos de uma forma mais detalhada o ganho de performance.</text:span></text:p>
      <text:p text:style-name="P16"/>
      <text:h text:style-name="P33" text:outline-level="1">Resultados</text:h>
      <text:p text:style-name="Artigo_3a_parágrafo">Uma citação corresponde à menção, feita no texto do artigo, de uma informação colhida em outra fonte. Citações podem ser diretas (copiando literalmente o texto da obra indicada e colocando-o entre aspas) ou indiretas (reproduzindo ou referenciando as ideias de outra obra). Referências correspondem ao conjunto de elementos que permitem identificar outros documentos que foram explicitamente mencionados no decorrer do artigo.</text:p>
      <text:p text:style-name="Artigo_3a_parágrafo">A seguir o formato para citações e referências é apresentado.</text:p>
      <text:h text:style-name="Artigo_3a_título_3a_1" text:outline-level="1">Conclusão</text:h>
      <text:p text:style-name="P12">Este artigo apresentou <text:span text:style-name="T10">uma sugestão de paralelismo para o código sequencial da Área de um Conjunto de Mandelbrot (BULL, 2019)</text:span>. <text:span text:style-name="T33">Além disto também apresentamos os resultados obtidos juntos com a </text:span><text:span text:style-name="T8">API OpenMP</text:span><text:span text:style-name="T27">, compreendendo as métricas de avaliação do desempenho de um código paralelo.</text:span></text:p>
      <text:p text:style-name="P13"><text:span text:style-name="T22">Podemos concluir que a paralelização impactou de forma drástica no tempo de execução do algorítmo mesmo com adição de uma soma pequena de linhas.</text:span></text:p>
      <text:p text:style-name="Artigo_3a_referências_3a_título"><text:soft-page-break/>Referências</text:p>
      <text:p text:style-name="P5">BULL, Mark. Shared Memory Programming with OpenMP - Exercise Notes. [S.l.]: ARCHER, 11 nov. 2019.</text:p>
      <text:p text:style-name="P5">Disponível em:</text:p>
      <text:p text:style-name="P5">&lt; <text:a xlink:type="simple" xlink:href="http://www.archer.ac.uk/training/courses/2019/11/openmp_online/OpenMP-Online-Exercises.pdf" text:style-name="Internet_20_link" text:visited-style-name="Visited_20_Internet_20_Link">http://www.archer.ac.uk/training/courses/2019/11/openmp_online/OpenMP-Online-Exercises.pdf</text:a> &gt;. Acesso em 19 maio 2020.</text:p>
      <text:p text:style-name="P5">CONJUNTO DE MANDELBROT. In: WIKIPÉDIA, a enciclopédia livre. Flórida: Wikimedia Foundation,</text:p>
      <text:p text:style-name="P5">2020. Disponível em: &lt; <text:a xlink:type="simple" xlink:href="https://pt.wikipedia.org/wiki/Conjunto_de_Mandelbrot" text:style-name="Internet_20_link" text:visited-style-name="Visited_20_Internet_20_Link">https://pt.wikipedia.org/wiki/Conjunto_de_Mandelbrot</text:a> &gt;. Acesso em: 19 maio 2020</text:p>
      <text:p text:style-name="Artigo_3a_referênci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urier" svg:font-family="Caurier"/>
    <style:font-face style:name="Lucidasans1" svg:font-family="Lucidasan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1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Artigo_3a_parágrafo"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Artigo_3a_parágrafo"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Artigo_3a_parágrafo"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Artigo_3a_parágrafo" style:default-outline-level="4"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Artigo_3a_parágrafo" style:default-outline-level="5"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Artigo_3a_parágrafo" style:default-outline-level="6"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Artigo_3a_parágrafo" style:default-outline-level="7"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Artigo_3a_parágrafo" style:default-outline-level="8"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Artigo_3a_parágrafo" style:default-outline-level="9"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Artigo_3a_rodapé_3a_nota" style:next-style-name="Artigo_3a_rodapé_3a_nota" style:class="extra">
      <style:paragraph-properties fo:margin-left="0.499cm" fo:margin-right="0cm" fo:text-indent="-0.499cm" style:auto-text-indent="false" text:number-lines="false" text:line-number="0"/>
      <style:text-properties fo:font-size="8pt" fo:font-weight="normal"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itle" style:family="paragraph" style:parent-style-name="Standard" style:next-style-name="Artigo_3a_autor"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rtigo_3a_autor" style:display-name="Artigo:autor" style:family="paragraph" style:parent-style-name="Standard" style:master-page-name="">
      <style:paragraph-properties fo:text-align="center" style:justify-single-word="false" style:page-number="auto"/>
      <style:text-properties fo:color="#000000" fo:language="pt" fo:country="BR" fo:font-weight="normal" style:language-asian="pt" style:country-asian="BR"/>
    </style:style>
    <style:style style:name="Artigo_3a_endereço" style:display-name="Artigo:endereço" style:family="paragraph" style:parent-style-name="Standard" style:next-style-name="Artigo_3a_data" style:master-page-name="">
      <style:paragraph-properties fo:text-align="center" style:justify-single-word="false" style:page-number="auto"/>
      <style:text-properties fo:color="#000000" fo:font-size="10pt" fo:language="pt" fo:country="BR" fo:font-weight="normal" style:language-asian="pt" style:country-asian="BR"/>
    </style:style>
    <style:style style:name="Artigo_3a_referência" style:display-name="Artigo:referência" style:family="paragraph" style:parent-style-name="Standard" style:master-page-name="">
      <style:paragraph-properties fo:margin-top="0.3cm" fo:margin-bottom="0cm" loext:contextual-spacing="false" style:page-number="auto"/>
      <style:text-properties fo:color="#000000" fo:language="pt" fo:country="BR" fo:font-weight="normal" style:language-asian="pt" style:country-asian="BR"/>
    </style:style>
    <style:style style:name="Artigo_3a_parágrafo" style:display-name="Artigo:parágrafo" style:family="paragraph" style:parent-style-name="Standard" style:master-page-name="">
      <style:paragraph-properties fo:margin-left="0cm" fo:margin-right="0cm" fo:margin-top="0.199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Artigo_3a_instituição" style:display-name="Artigo:instituição" style:family="paragraph" style:parent-style-name="Standard" style:next-style-name="Artigo_3a_endereço" style:master-page-name="">
      <style:paragraph-properties fo:margin-top="0.4cm" fo:margin-bottom="0cm" loext:contextual-spacing="false" fo:text-align="center" style:justify-single-word="false" style:page-number="auto"/>
      <style:text-properties fo:font-size="10pt"/>
    </style:style>
    <style:style style:name="Artigo_3a_resumo_3a_texto" style:display-name="Artigo:resumo:texto" style:family="paragraph" style:parent-style-name="Standard" style:next-style-name="Artigo_3a_resumo_3a_palavras-chave" style:master-page-name="">
      <style:paragraph-properties fo:margin-left="1cm" fo:margin-right="1cm" fo:margin-top="0.199cm" fo:margin-bottom="0cm" loext:contextual-spacing="false" fo:text-align="justify" style:justify-single-word="false" fo:text-indent="1cm" style:auto-text-indent="false" style:page-number="auto"/>
      <style:text-properties fo:font-size="9pt"/>
    </style:style>
    <style:style style:name="Artigo_3a_abstract_3a_texto" style:display-name="Artigo:abstract:texto" style:family="paragraph" style:parent-style-name="Artigo_3a_resumo_3a_texto" style:next-style-name="Artigo_3a_abstract_3a_key-words" style:master-page-name="">
      <style:paragraph-properties style:page-number="auto"/>
      <style:text-properties fo:language="en" fo:country="US" fo:font-style="italic" fo:font-weight="normal" style:font-style-asian="italic"/>
    </style:style>
    <style:style style:name="Artigo_3a_item_3a_1" style:display-name="Artigo:item:1" style:family="paragraph" style:parent-style-name="Standard" style:list-style-name="Artigo_3a_num_3a_item_3a_1"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Artigo_3a_item_3a_2" style:display-name="Artigo:item:2" style:family="paragraph" style:parent-style-name="Standard" style:list-style-name="Artigo_3a_num_3a_item_3a_2" style:master-page-name="">
      <style:paragraph-properties fo:margin-left="1.752cm" fo:margin-right="0cm" fo:text-align="justify" style:justify-single-word="false" fo:text-indent="0cm" style:auto-text-indent="false" style:page-number="auto">
        <style:tab-stops>
          <style:tab-stop style:position="0cm"/>
        </style:tab-stops>
      </style:paragraph-properties>
      <style:text-properties fo:font-weight="normal"/>
    </style:style>
    <style:style style:name="Artigo_3a_data" style:display-name="Artigo:data" style:family="paragraph" style:parent-style-name="Standard" style:next-style-name="Artigo_3a_resumo_3a_título" style:master-page-name="">
      <style:paragraph-properties fo:margin-top="0.4cm" fo:margin-bottom="0cm" loext:contextual-spacing="false" fo:text-align="center" style:justify-single-word="false" style:page-number="auto"/>
      <style:text-properties fo:color="#000000" fo:language="pt" fo:country="BR" fo:font-style="italic" fo:font-weight="normal" style:language-asian="pt" style:country-asian="BR" style:font-style-asian="italic"/>
    </style:style>
    <style:style style:name="Artigo_3a_resumo_3a_título" style:display-name="Artigo:resumo:título" style:family="paragraph" style:parent-style-name="Standard" style:next-style-name="Artigo_3a_resumo_3a_texto" style:master-page-name="">
      <style:paragraph-properties fo:margin-left="1cm" fo:margin-right="1cm" fo:margin-top="0.4cm" fo:margin-bottom="0cm" loext:contextual-spacing="false" fo:text-indent="0cm" style:auto-text-indent="false" style:page-number="auto" fo:keep-with-next="always"/>
      <style:text-properties fo:font-variant="small-caps" fo:font-size="14pt" fo:font-weight="bold"/>
    </style:style>
    <style:style style:name="Artigo_3a_figura" style:display-name="Artigo:figura" style:family="paragraph" style:parent-style-name="Standard" style:next-style-name="Artigo_3a_figura_3a_título" style:master-page-name="">
      <style:paragraph-properties fo:margin-top="0.4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1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rtigo_3a_figura_3a_código" style:display-name="Artigo:figura:código" style:family="paragraph" style:parent-style-name="Standard" style:master-page-name="">
      <style:paragraph-properties fo:keep-together="always" fo:orphans="2" fo:widows="2" style:page-number="auto" fo:padding="0.152cm" fo:border-left="0.06pt solid #000000" fo:border-right="0.06pt solid #000000" fo:border-top="none" fo:border-bottom="0.06pt solid #000000" fo:keep-with-next="always"/>
      <style:text-properties style:use-window-font-color="true" style:font-name="Courier" fo:font-family="Courier" style:font-style-name="Regular" style:font-family-generic="modern" style:font-pitch="fixed" fo:font-size="8pt" fo:language="zxx"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rtigo_3a_figura_3a_código_3a_linha-1" style:display-name="Artigo:figura:código:linha-1" style:family="paragraph" style:parent-style-name="Artigo_3a_figura_3a_código" style:next-style-name="Artigo_3a_figura_3a_código" style:master-page-name="">
      <loext:graphic-properties draw:fill="none" draw:fill-color="#99ccff"/>
      <style:paragraph-properties fo:margin-top="0.4cm" fo:margin-bottom="0cm" loext:contextual-spacing="false" style:page-number="auto" fo:background-color="transparent" fo:padding="0.152cm" fo:border-left="0.06pt solid #000000" fo:border-right="0.06pt solid #000000" fo:border-top="0.06pt solid #000000" fo:border-bottom="none">
        <style:tab-stops/>
      </style:paragraph-properties>
    </style:style>
    <style:style style:name="Artigo_3a_figura_3a_título" style:display-name="Artigo:figura:título" style:family="paragraph" style:parent-style-name="Standard" style:next-style-name="Artigo_3a_parágrafo" style:master-page-name="">
      <style:paragraph-properties fo:margin-top="0cm" fo:margin-bottom="0.4cm" loext:contextual-spacing="false" fo:text-align="center" style:justify-single-word="false" fo:orphans="2" fo:widows="2" style:page-number="auto"/>
      <style:text-properties style:use-window-font-color="true" style:font-name="Times1" fo:font-family="Times" style:font-style-name="Bold" style:font-family-generic="roman" style:font-pitch="variable" fo:font-size="11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Artigo_3a_tabela" style:display-name="Artigo:tabela" style:family="paragraph" style:parent-style-name="Standard" style:master-page-name="">
      <style:paragraph-properties fo:orphans="2" fo:widows="2" style:page-number="auto" fo:keep-with-next="alway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rtigo_3a_quadro" style:display-name="Artigo:quadro" style:family="paragraph" style:parent-style-name="Artigo_3a_tabela" style:master-page-name="">
      <style:paragraph-properties style:page-number="auto"/>
    </style:style>
    <style:style style:name="Artigo_3a_tabela_3a_título" style:display-name="Artigo:tabela:título" style:family="paragraph" style:parent-style-name="Standard" style:next-style-name="Artigo_3a_tabela" style:master-page-name="">
      <style:paragraph-properties fo:margin-top="0.4cm" fo:margin-bottom="0cm" loext:contextual-spacing="false" fo:text-align="center" style:justify-single-word="false" fo:orphans="2" fo:widows="2" style:page-number="auto" fo:keep-with-next="always"/>
      <style:text-properties style:use-window-font-color="true" style:font-name="Times New Roman" fo:font-family="'Times New Roman'" style:font-family-generic="roman" style:font-pitch="variable" fo:font-size="11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Artigo_3a_quadro_3a_título" style:display-name="Artigo:quadro:título" style:family="paragraph" style:parent-style-name="Artigo_3a_tabela_3a_título" style:next-style-name="Artigo_3a_quadro" style:master-page-name="">
      <style:paragraph-properties style:page-number="auto"/>
    </style:style>
    <style:style style:name="Artigo_3a_abstract_3a_título" style:display-name="Artigo:abstract:título" style:family="paragraph" style:parent-style-name="Artigo_3a_resumo_3a_título" style:next-style-name="Artigo_3a_abstract_3a_title" style:master-page-name="">
      <style:paragraph-properties fo:margin-top="0.4cm" fo:margin-bottom="0cm" loext:contextual-spacing="false" style:page-number="auto"/>
      <style:text-properties fo:font-variant="small-caps" fo:font-size="14pt" fo:language="en" fo:country="US" fo:font-style="italic" fo:font-weight="bold"/>
    </style:style>
    <style:style style:name="Artigo_3a_referências_3a_título" style:display-name="Artigo:referências:título" style:family="paragraph" style:parent-style-name="Standard" style:next-style-name="Artigo_3a_referência" style:master-page-name="">
      <style:paragraph-properties fo:margin-top="0.4cm" fo:margin-bottom="0cm" loext:contextual-spacing="false" style:page-number="auto" fo:keep-with-next="always">
        <style:tab-stops/>
      </style:paragraph-properties>
      <style:text-properties fo:font-variant="small-caps" fo:font-size="14pt" fo:font-weight="bold"/>
    </style:style>
    <style:style style:name="Artigo_3a_abstract_3a_key-words" style:display-name="Artigo:abstract:key-words" style:family="paragraph" style:parent-style-name="Artigo_3a_resumo_3a_palavras-chave" style:next-style-name="Artigo_3a_título_3a_1" style:master-page-name="">
      <style:paragraph-properties fo:margin-left="1cm" fo:margin-right="1cm" fo:margin-top="0.199cm" fo:margin-bottom="0cm" loext:contextual-spacing="false" fo:text-indent="0cm" style:auto-text-indent="false" style:page-number="auto"/>
      <style:text-properties fo:font-size="9pt" fo:font-style="italic" fo:font-weight="normal"/>
    </style:style>
    <style:style style:name="Artigo_3a_resumo_3a_palavras-chave" style:display-name="Artigo:resumo:palavras-chave" style:family="paragraph" style:parent-style-name="Standard" style:next-style-name="Artigo_3a_abstract_3a_título" style:master-page-name="">
      <style:paragraph-properties fo:margin-left="1cm" fo:margin-right="1cm" fo:margin-top="0.199cm" fo:margin-bottom="0cm" loext:contextual-spacing="false" fo:text-indent="0cm" style:auto-text-indent="false" style:page-number="auto"/>
      <style:text-properties fo:font-size="9pt" fo:font-weight="normal"/>
    </style:style>
    <style:style style:name="Artigo_3a_título" style:display-name="Artigo:título" style:family="paragraph" style:parent-style-name="Standard" style:next-style-name="Artigo_3a_autor" style:master-page-name="">
      <style:paragraph-properties fo:margin-top="0cm" fo:margin-bottom="0.4cm" loext:contextual-spacing="false" fo:text-align="center" style:justify-single-word="false" style:page-number="auto"/>
      <style:text-properties fo:text-transform="uppercase" fo:font-size="18pt" fo:font-weight="bold"/>
    </style:style>
    <style:style style:name="Artigo_3a_título_3a_1" style:display-name="Artigo:título:1" style:family="paragraph" style:parent-style-name="Standard" style:next-style-name="Artigo_3a_parágrafo" style:default-outline-level="1" style:class="text" style:master-page-name="">
      <style:paragraph-properties fo:margin-top="0.4cm" fo:margin-bottom="0cm" loext:contextual-spacing="false" style:page-number="auto" fo:keep-with-next="always"/>
      <style:text-properties fo:font-variant="small-caps" fo:font-size="14pt" fo:font-weight="bold"/>
    </style:style>
    <style:style style:name="Artigo_3a_título_3a_2" style:display-name="Artigo:título:2" style:family="paragraph" style:parent-style-name="Standard" style:next-style-name="Artigo_3a_parágrafo" style:default-outline-level="2" style:class="text" style:master-page-name="">
      <style:paragraph-properties fo:margin-top="0.3cm" fo:margin-bottom="0cm" loext:contextual-spacing="false" style:page-number="auto" fo:keep-with-next="always"/>
      <style:text-properties fo:font-size="12.5pt" fo:font-weight="bold"/>
    </style:style>
    <style:style style:name="Artigo_3a_título_3a_3" style:display-name="Artigo:título:3" style:family="paragraph" style:parent-style-name="Standard" style:next-style-name="Artigo_3a_parágrafo" style:default-outline-level="3" style:class="text" style:master-page-name="">
      <style:paragraph-properties fo:margin-top="0.199cm" fo:margin-bottom="0cm" loext:contextual-spacing="false" style:page-number="auto" fo:keep-with-next="always"/>
      <style:text-properties fo:font-weight="bold"/>
    </style:style>
    <style:style style:name="Artigo_3a_abstract_3a_title" style:display-name="Artigo:abstract:title" style:family="paragraph" style:parent-style-name="Standard" style:next-style-name="Artigo_3a_abstract_3a_texto" style:master-page-name="">
      <style:paragraph-properties fo:margin-left="1cm" fo:margin-right="1cm" fo:margin-top="0.199cm" fo:margin-bottom="0cm" loext:contextual-spacing="false" fo:text-indent="0cm" style:auto-text-indent="false" style:page-number="auto"/>
      <style:text-properties fo:font-size="9pt" fo:language="en" fo:country="US" fo:font-style="italic"/>
    </style:style>
    <style:style style:name="Artigo_3a_tabela_3a_linha-seguinte" style:display-name="Artigo:tabela:linha-seguinte" style:family="paragraph" style:parent-style-name="Artigo_3a_tabela" style:next-style-name="Artigo_3a_parágrafo" style:master-page-name="">
      <style:paragraph-properties style:page-number="auto" fo:keep-with-next="auto"/>
    </style:style>
    <style:style style:name="Artigo_3a_quadro_3a_linha-seguinte" style:display-name="Artigo:quadro:linha-seguinte" style:family="paragraph" style:parent-style-name="Artigo_3a_tabela_3a_linha-seguinte" style:next-style-name="Artigo_3a_parágrafo"/>
    <style:style style:name="Artigo_3a_item-numerado_3a_1" style:display-name="Artigo:item-numerado:1" style:family="paragraph" style:parent-style-name="Standard" style:list-style-name="Artigo_3a_num_3a_item-numerado_3a_1"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Artigo_3a_item-numerado_3a_2" style:display-name="Artigo:item-numerado:2" style:family="paragraph" style:parent-style-name="Standard" style:list-style-name="Artigo_3a_num_3a_item-numerado_3a_2">
      <style:paragraph-properties fo:margin-left="0cm" fo:margin-right="0cm" fo:text-align="justify" style:justify-single-word="false" fo:text-indent="0cm" style:auto-text-indent="false">
        <style:tab-stops>
          <style:tab-stop style:position="0cm"/>
        </style:tab-stops>
      </style:paragraph-properties>
    </style:style>
    <style:style style:name="Artigo_3a_rodapé_3a_nota" style:display-name="Artigo:rodapé:nota" style:family="paragraph" style:parent-style-name="Standard" style:master-page-name="">
      <style:paragraph-properties fo:margin-left="0.499cm" fo:margin-right="0cm" fo:margin-top="0.101cm" fo:margin-bottom="0cm" loext:contextual-spacing="false" fo:text-indent="-0.499cm" style:auto-text-indent="false" style:page-number="auto">
        <style:tab-stops/>
      </style:paragraph-properties>
      <style:text-properties fo:font-size="8pt"/>
    </style:style>
    <style:style style:name="Artigo_3a_rodapé_3a_página" style:display-name="Artigo:rodapé:página" style:family="paragraph" style:parent-style-name="Standard">
      <style:paragraph-properties fo:text-align="center" style:justify-single-word="false"/>
    </style:style>
    <style:style style:name="Artigo_3a_transcrição" style:display-name="Artigo:transcrição" style:family="paragraph" style:parent-style-name="Artigo_3a_parágrafo" style:next-style-name="Artigo_3a_parágrafo">
      <style:paragraph-properties fo:margin-left="3.988cm" fo:margin-right="0cm" fo:text-indent="0cm" style:auto-text-indent="false"/>
      <style:text-properties fo:font-size="10pt"/>
    </style:style>
    <style:style style:name="Artigo_3a_agradecimentos_3a_título" style:display-name="Artigo:agradecimentos:título" style:family="paragraph" style:parent-style-name="Artigo_3a_referências_3a_título" style:next-style-name="Artigo_3a_parágrafo"/>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TF_5f_Num_20_4_20_1" style:display-name="RTF_Num 4 1"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5cm"/>
      </text:outline-level-style>
      <text:outline-level-style text:level="2" style:num-format="1" text:display-levels="2">
        <style:list-level-properties text:min-label-width="1cm"/>
      </text:outline-level-style>
      <text:outline-level-style text:level="3" style:num-format="1" text:display-levels="3">
        <style:list-level-properties text:min-label-width="1.251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Artigo_3a_num_3a_item_3a_2" style:display-name="Artigo:num:item:2" text:consecutive-numbering="true">
      <text:list-level-style-bullet text:level="1" text:style-name="Zeichenformat" text:bullet-char="-">
        <style:list-level-properties text:min-label-width="0.499cm"/>
        <style:text-properties style:font-name="Bitstream Charter"/>
      </text:list-level-style-bullet>
      <text:list-level-style-bullet text:level="2" text:style-name="Zeichenformat" text:bullet-char="-">
        <style:list-level-properties text:space-before="0.501cm" text:min-label-width="0.499cm"/>
        <style:text-properties style:font-name="Bitstream Charter"/>
      </text:list-level-style-bullet>
      <text:list-level-style-bullet text:level="3" text:style-name="Zeichenformat" text:bullet-char="-">
        <style:list-level-properties text:space-before="1cm" text:min-label-width="0.499cm"/>
        <style:text-properties style:font-name="Bitstream Charter"/>
      </text:list-level-style-bullet>
      <text:list-level-style-bullet text:level="4" text:style-name="Zeichenformat" text:bullet-char="-">
        <style:list-level-properties text:space-before="1.501cm" text:min-label-width="0.499cm"/>
        <style:text-properties style:font-name="Bitstream Charter"/>
      </text:list-level-style-bullet>
      <text:list-level-style-bullet text:level="5" text:style-name="Zeichenformat" text:bullet-char="-">
        <style:list-level-properties text:space-before="2cm" text:min-label-width="0.499cm"/>
        <style:text-properties style:font-name="Bitstream Charter"/>
      </text:list-level-style-bullet>
      <text:list-level-style-bullet text:level="6" text:style-name="Zeichenformat" text:bullet-char="-">
        <style:list-level-properties text:space-before="2.501cm" text:min-label-width="0.499cm"/>
        <style:text-properties style:font-name="Bitstream Charter"/>
      </text:list-level-style-bullet>
      <text:list-level-style-bullet text:level="7" text:style-name="Zeichenformat" text:bullet-char="-">
        <style:list-level-properties text:space-before="3.001cm" text:min-label-width="0.499cm"/>
        <style:text-properties style:font-name="Bitstream Charter"/>
      </text:list-level-style-bullet>
      <text:list-level-style-bullet text:level="8" text:style-name="Zeichenformat" text:bullet-char="-">
        <style:list-level-properties text:space-before="3.502cm" text:min-label-width="0.499cm"/>
        <style:text-properties style:font-name="Bitstream Charter"/>
      </text:list-level-style-bullet>
      <text:list-level-style-bullet text:level="9" text:style-name="Zeichenformat" text:bullet-char="-">
        <style:list-level-properties text:space-before="4.001cm" text:min-label-width="0.499cm"/>
        <style:text-properties style:font-name="Bitstream Charter"/>
      </text:list-level-style-bullet>
      <text:list-level-style-bullet text:level="10" text:style-name="Zeichenformat" text:bullet-char="-">
        <style:list-level-properties text:space-before="4.502cm" text:min-label-width="0.499cm"/>
        <style:text-properties style:font-name="Bitstream Charter"/>
      </text:list-level-style-bullet>
    </text:list-style>
    <text:list-style style:name="Artigo_3a_num_3a_item_3a_1" style:display-name="Artigo:num:item:1"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Artigo_3a_num_3a_item-numerado_3a_1" style:display-name="Artigo:num:item-numerado:1"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list-style style:name="Artigo_3a_num_3a_item-numerado_3a_2" style:display-name="Artigo:num:item-numerado:2">
      <text:list-level-style-number text:level="1" text:style-name="Zeichenformat" style:num-suffix="." style:num-format="1">
        <style:list-level-properties text:space-before="2cm" text:min-label-width="0.75cm"/>
      </text:list-level-style-number>
      <text:list-level-style-number text:level="2" text:style-name="Zeichenformat" style:num-suffix="." style:num-format="1">
        <style:list-level-properties text:space-before="2cm" text:min-label-width="0.75cm"/>
      </text:list-level-style-number>
      <text:list-level-style-number text:level="3" text:style-name="Zeichenformat" style:num-suffix="." style:num-format="1">
        <style:list-level-properties text:space-before="1cm" text:min-label-width="0.75cm"/>
      </text:list-level-style-number>
      <text:list-level-style-number text:level="4" text:style-name="Zeichenformat" style:num-suffix="." style:num-format="1">
        <style:list-level-properties text:space-before="1.501cm" text:min-label-width="0.75cm"/>
      </text:list-level-style-number>
      <text:list-level-style-number text:level="5" text:style-name="Zeichenformat" style:num-suffix="." style:num-format="1">
        <style:list-level-properties text:space-before="2cm" text:min-label-width="0.75cm"/>
      </text:list-level-style-number>
      <text:list-level-style-number text:level="6" text:style-name="Zeichenformat" style:num-suffix="." style:num-format="1">
        <style:list-level-properties text:space-before="2.501cm" text:min-label-width="0.75cm"/>
      </text:list-level-style-number>
      <text:list-level-style-number text:level="7" text:style-name="Zeichenformat" style:num-suffix="." style:num-format="1">
        <style:list-level-properties text:space-before="3cm" text:min-label-width="0.75cm"/>
      </text:list-level-style-number>
      <text:list-level-style-number text:level="8" text:style-name="Zeichenformat" style:num-suffix="." style:num-format="1">
        <style:list-level-properties text:space-before="3.501cm" text:min-label-width="0.75cm"/>
      </text:list-level-style-number>
      <text:list-level-style-number text:level="9" text:style-name="Zeichenformat" style:num-suffix="." style:num-format="1">
        <style:list-level-properties text:space-before="4cm" text:min-label-width="0.75cm"/>
      </text:list-level-style-number>
      <text:list-level-style-number text:level="10" text:style-name="Zeichenformat" style:num-suffix="." style:num-format="1">
        <style:list-level-properties text:space-before="4.501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1.27cm" fo:margin-left="2cm" fo:margin-right="2.004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Artigo_3a_rodapé_3a_página"><text:span text:style-name="Page_20_Number"><text:page-number text:select-page="current">4</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5-20T20:59:47.722397523</meta:creation-date>
    <dc:language>pt-BR</dc:language>
    <meta:editing-cycles>7</meta:editing-cycles>
    <meta:editing-duration>PT1H2M1S</meta:editing-duration>
    <dc:date>2020-05-21T00:52:34.749769306</dc:date>
    <meta:document-statistic meta:table-count="0" meta:image-count="0" meta:object-count="0" meta:page-count="4" meta:paragraph-count="110" meta:word-count="1231" meta:character-count="8378" meta:non-whitespace-character-count="7037"/>
    <meta:user-defined meta:name="Info 1"/>
    <meta:user-defined meta:name="Info 2"/>
    <meta:user-defined meta:name="Info 3"/>
    <meta:user-defined meta:name="Info 4"/>
  </office:meta>
</office:document-meta>
</file>